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4" draw:style-name="a339" draw:master-page-name="Master1-Layout2-obj-Titel-und-Inhalt" presentation:presentation-page-layout-name="Master1-PPL2" draw:id="Slide-259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diese Woche</text:span></text:p>
          </draw:text-box>
          <svg:title/>
          <svg:desc/>
        </draw:frame>
        <draw:frame draw:id="id65" draw:style-name="a394" draw:name="Textfeld 2" svg:x="0.82524in" svg:y="2.74757in" svg:width="11.5in" svg:height="4.03906in">
          <draw:text-box>
            <text:list text:style-name="a351">
              <text:list-item>
                <text:p text:style-name="a350" text:class-names="" text:cond-style-name=""><text:span text:style-name="a343" text:class-names="">Annealed</text:span><text:span text:style-name="a344" text:class-names=""><text:s text:c="1"/></text:span><text:span text:style-name="a345" text:class-names="">Dropout,<text:s text:c="1"/></text:span><text:span text:style-name="a346" text:class-names="">curriculum</text:span><text:span text:style-name="a347" text:class-names=""><text:s text:c="1"/></text:span><text:span text:style-name="a348" text:class-names="">dropout</text:span><text:span text:style-name="a349" text:class-names=""><text:s text:c="1"/>angeschaut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5" text:class-names="">Tests mit<text:s text:c="1"/></text:span><text:span text:style-name="a356" text:class-names="">dropout</text:span><text:span text:style-name="a357" text:class-names=""><text:s text:c="1"/></text:span><text:span text:style-name="a358" text:class-names="">schedulern</text:span><text:span text:style-name="a359" text:class-names=""><text:s text:c="1"/>durchgeführt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5" text:class-names="">Input also was in die einzelnen<text:s text:c="1"/></text:span><text:span text:style-name="a366" text:class-names="">aktivierungsfunktionen</text:span><text:span text:style-name="a367" text:class-names=""><text:s text:c="1"/>reingeschickt wird betrachtet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Output also partiellen Ableitungen nach den Aktivierungsfunktionen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Input und Output zweier Initialisierungsmethoden verglichen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</draw:text-box>
          <svg:title/>
          <svg:desc/>
        </draw:frame>
      </draw:page>
      <draw:page draw:name="Slide5" draw:style-name="a395" draw:master-page-name="Master1-Layout2-obj-Titel-und-Inhalt" presentation:presentation-page-layout-name="Master1-PPL2" draw:id="Slide-260">
        <draw:frame draw:id="id66" presentation:style-name="a398" draw:name="Titel 1" svg:x="0.91667in" svg:y="0.54688in" svg:width="11.5in" svg:height="1.44965in" presentation:class="title" presentation:placeholder="false">
          <draw:text-box>
            <text:p text:style-name="a397" text:class-names="" text:cond-style-name=""><text:span text:style-name="a396" text:class-names="">Probleme</text:span></text:p>
          </draw:text-box>
          <svg:title/>
          <svg:desc/>
        </draw:frame>
        <draw:frame draw:id="id67" presentation:style-name="a405" draw:name="Inhaltsplatzhalt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</draw:text-box>
          <svg:title/>
          <svg:desc/>
        </draw:frame>
      </draw:page>
      <draw:page draw:name="Slide12" draw:style-name="a406" draw:master-page-name="Master1-Layout2-obj-Titel-und-Inhalt" presentation:presentation-page-layout-name="Master1-PPL2" draw:id="Slide-267">
        <draw:frame draw:id="id68" presentation:style-name="a409" draw:name="Titel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7" text:class-names="">Pläne für nächste Woche</text:span></text:p>
          </draw:text-box>
          <svg:title/>
          <svg:desc/>
        </draw:frame>
        <draw:frame draw:id="id69" presentation:style-name="a445" draw:name="Inhaltsplatzhalt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0" text:class-names="">Input,<text:s text:c="1"/></text:span><text:span text:style-name="a411" text:class-names="">output</text:span><text:span text:style-name="a412" text:class-names=""><text:s text:c="1"/>zeitgleich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5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5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5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5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5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5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5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5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5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5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5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5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5-27T15:01:27Z</dc:date>
    <meta:editing-cycles>43</meta:editing-cycles>
    <meta:editing-duration>PT0S</meta:editing-duration>
    <meta:document-statistic meta:paragraph-count="24" meta:word-count="50"/>
  </office:meta>
</office:document-meta>
</file>